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800000021554339121.png"/>
  <manifest:file-entry manifest:media-type="image/svg+xml" manifest:full-path="Pictures/1000205F000042250000371F555E5865.sv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Grafik1" text:anchor-type="paragraph" svg:width="16.933cm" svg:height="14.111cm" draw:z-index="0"><draw:image xlink:href="Pictures/10000201000002800000021554339121.png" xlink:type="simple" xlink:show="embed" xlink:actuate="onLoad"/><draw:image xlink:href="Pictures/1000205F000042250000371F555E5865.svg" xlink:type="simple" xlink:show="embed" xlink:actuate="onLoad"/></draw:frame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2T11:40:25.89</meta:creation-date>
    <meta:generator>OpenOffice/4.0.1$Win32 OpenOffice.org_project/401m5$Build-9714</meta:generator>
    <dc:date>2014-04-22T17:06:37.56</dc:date>
    <meta:editing-duration>PT2M21S</meta:editing-duration>
    <meta:editing-cycles>3</meta:editing-cycles>
    <meta:document-statistic meta:table-count="0" meta:image-count="1" meta:object-count="0" meta:page-count="1" meta:paragraph-count="1" meta:word-count="0" meta:character-count="2"/>
  </office:meta>
</office:document-meta>
</file>